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7.66pt"/>
    </style:style>
    <style:style style:name="co2" style:family="table-column">
      <style:table-column-properties fo:break-before="auto" style:column-width="100.74pt"/>
    </style:style>
    <style:style style:name="co3" style:family="table-column">
      <style:table-column-properties fo:break-before="auto" style:column-width="432.6pt"/>
    </style:style>
    <style:style style:name="co4" style:family="table-column">
      <style:table-column-properties fo:break-before="auto" style:column-width="154.8pt"/>
    </style:style>
    <style:style style:name="co5" style:family="table-column">
      <style:table-column-properties fo:break-before="auto" style:column-width="144.45pt"/>
    </style:style>
    <style:style style:name="co6" style:family="table-column">
      <style:table-column-properties fo:break-before="auto" style:column-width="265.89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ests</text:p>
          </table:table-cell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ayload(Post)</text:p>
          </table:table-cell>
          <table:table-cell table:style-name="ce1" office:value-type="string" calcext:value-type="string">
            <text:p>Status code expected</text:p>
          </table:table-cell>
          <table:table-cell table:style-name="ce1" office:value-type="string" calcext:value-type="string">
            <text:p>Response</text:p>
          </table:table-cell>
          <table:table-cell table:style-name="ce1" office:value-type="string" calcext:value-type="string">
            <text:p>Status cod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ccess to homepage</text:p>
          </table:table-cell>
          <table:table-cell table:style-name="ce2" office:value-type="string" calcext:value-type="string">
            <text:p>GET</text:p>
          </table:table-cell>
          <table:table-cell table:style-name="ce4" office:value-type="string" calcext:value-type="string">
            <text:p><text:a xlink:href="https://missguided.poq.io/products/filter/76?categoryId=216046&amp;externalId=216046" xlink:type="simple">https://missguided.poq.io/products/filter/76?categoryId=216046&amp;externalId=216046</text:a>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rl error</text:p>
          </table:table-cell>
          <table:table-cell table:style-name="ce3" office:value-type="string" calcext:value-type="string">
            <text:p>GET</text:p>
          </table:table-cell>
          <table:table-cell table:style-name="ce5" office:value-type="string" calcext:value-type="string">
            <text:p><text:a xlink:href="https://missguided.poq.io/roducts/filter/76?categoryId=216046&amp;externalId=216046" xlink:type="simple">https://missguided.poq.io/roducts/filter/76?categoryId=216046&amp;externalId=216046</text:a></text:p>
          </table:table-cell>
          <table:table-cell/>
          <table:table-cell table:style-name="ce3" office:value-type="float" office:value="404" calcext:value-type="float">
            <text:p>404</text:p>
          </table:table-cell>
          <table:table-cell table:style-name="ce2" office:value-type="string" calcext:value-type="string">
            <text:p>{</text:p>
            <text:p>    "statusCode": 404,</text:p>
            <text:p>    "message": "Resource not found"</text:p>
            <text:p>}</text:p>
          </table:table-cell>
          <table:table-cell table:style-name="ce3" office:value-type="float" office:value="404" calcext:value-type="float">
            <text:p>4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rrect log in</text:p>
          </table:table-cell>
          <table:table-cell table:style-name="ce3" office:value-type="string" calcext:value-type="string">
            <text:p>POST</text:p>
          </table:table-cell>
          <table:table-cell table:style-name="ce5" office:value-type="string" calcext:value-type="string">
            <text:p><text:a xlink:href="https://missguided.poq.io/account/login/76/F929FFBA-E071-4360-8397-621614722AA8" xlink:type="simple">https://missguided.poq.io/account/login/76/F929FFBA-E071-4360-8397-621614722AA8</text:a></text:p>
          </table:table-cell>
          <table:table-cell table:style-name="ce3" office:value-type="string" calcext:value-type="string">
            <text:p>{</text:p>
            <text:p>"username": "stefanoricci222@gmail.com",</text:p>
            <text:p>"isMasterCard": false,</text:p>
            <text:p>"password": "12345678"</text:p>
            <text:p>}</text:p>
          </table:table-cell>
          <table:table-cell table:style-name="ce3" office:value-type="float" office:value="200" calcext:value-type="float">
            <text:p>200</text:p>
          </table:table-cell>
          <table:table-cell table:style-name="ce2" office:value-type="string" calcext:value-type="string">
            <text:p>{</text:p>
            <text:p>    "email": "stefanoricci222@gmail.com",</text:p>
            <text:p>    "customerNo": null,</text:p>
            <text:p>    "accountId": "14248926",</text:p>
            <text:p>    "loyaltyCardNumber": null,</text:p>
            <text:p>    "loyaltyPin": null,</text:p>
            <text:p>    "firstName": "Stefano",</text:p>
            <text:p>    "lastName": "Ricci",</text:p>
            <text:p>    "gender": null,</text:p>
            <text:p>    "title": null,</text:p>
            <text:p>    "phone": null,</text:p>
            <text:p>    "birthday": "01/01/1900",</text:p>
            <text:p>    "encryptedPassword": "0gCNs4HuQTJWKUxZVN8Wrw==",</text:p>
            <text:p>    "username": "stefanoricci222@gmail.com",</text:p>
            <text:p>    "isMasterCard": false,</text:p>
            <text:p>    "isLoyaltyAccountClosed": false,</text:p>
            <text:p>    "pointsRewardSummary": null,</text:p>
            <text:p>    "statusCode": 200,</text:p>
            <text:p>    "cookies": [</text:p>
            <text:p>        {</text:p>
            <text:p>            "name": "mobapp_code",</text:p>
            <text:p>            "value": "iosapp1"</text:p>
            <text:p>        },</text:p>
            <text:p>        {</text:p>
            <text:p>            "name": "frontend",</text:p>
            <text:p>            "value": "6ehc67cclbl1ois9kgr09hd4b4"</text:p>
            <text:p>        },</text:p>
            <text:p>        {</text:p>
            <text:p>            "name": "csitag.account",</text:p>
            <text:p>            "value": "1"</text:p>
            <text:p>        },</text:p>
            <text:p>        {</text:p>
            <text:p>            "name": "csitag.topcart",</text:p>
            <text:p>            "value": "1"</text:p>
            <text:p>        }</text:p>
            <text:p>    ],</text:p>
            <text:p>    "headers": null,</text:p>
            <text:p>    "message": "Authentication complete.",</text:p>
            <text:p>    "isBagMerged": false,</text:p>
            <text:p>    "isPromotion": true,</text:p>
            <text:p>    "allowDataSharing": false,</text:p>
            <text:p>    "IsGuest": false,</text:p>
            <text:p>    "uuid": null,</text:p>
            <text:p>    "hasRoyalty": null,</text:p>
            <text:p>    "royaltyExpiry": null</text:p>
            <text:p>}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correct log in password/user</text:p>
          </table:table-cell>
          <table:table-cell table:style-name="ce3" office:value-type="string" calcext:value-type="string">
            <text:p>POST</text:p>
          </table:table-cell>
          <table:table-cell table:style-name="ce6" office:value-type="string" calcext:value-type="string">
            <text:p><text:a xlink:href="https://missguided.poq.io/account/login/76/F929FFBA-E071-4360-8397-621614722AA8" xlink:type="simple">https://missguided.poq.io/account/login/76/F929FFBA-E071-4360-8397-621614722AA8</text:a></text:p>
          </table:table-cell>
          <table:table-cell table:style-name="ce3" office:value-type="string" calcext:value-type="string">
            <text:p>{</text:p>
            <text:p>"username": "stefanoricci222@gmail.com",</text:p>
            <text:p>"isMasterCard": false,</text:p>
            <text:p>"password": "12345678AAAAAA"</text:p>
            <text:p>}</text:p>
          </table:table-cell>
          <table:table-cell table:style-name="ce3" office:value-type="float" office:value="400" calcext:value-type="float">
            <text:p>400</text:p>
          </table:table-cell>
          <table:table-cell table:style-name="ce2" office:value-type="string" calcext:value-type="string">
            <text:p>{</text:p>
            <text:p>    "email": "stefanoricci222@gmail.com",</text:p>
            <text:p>    "customerNo": null,</text:p>
            <text:p>    "accountId": null,</text:p>
            <text:p>    "loyaltyCardNumber": null,</text:p>
            <text:p>    "loyaltyPin": null,</text:p>
            <text:p>    "firstName": null,</text:p>
            <text:p>    "lastName": null,</text:p>
            <text:p>    "gender": null,</text:p>
            <text:p>    "title": null,</text:p>
            <text:p>    "phone": null,</text:p>
            <text:p>    "birthday": "01/01/0001",</text:p>
            <text:p>    "encryptedPassword": null,</text:p>
            <text:p>    "username": "stefanoricci222@gmail.com",</text:p>
            <text:p>    "isMasterCard": false,</text:p>
            <text:p>    "isLoyaltyAccountClosed": false,</text:p>
            <text:p>    "pointsRewardSummary": null,</text:p>
            <text:p>    "statusCode": 400,</text:p>
            <text:p>    "cookies": null,</text:p>
            <text:p>    "headers": null,</text:p>
            <text:p>    "message": "Login Failed: Wrong username or password",</text:p>
            <text:p>    "isBagMerged": false,</text:p>
            <text:p>    "isPromotion": false,</text:p>
            <text:p>    "allowDataSharing": false,</text:p>
            <text:p>    "IsGuest": false,</text:p>
            <text:p>    "uuid": null,</text:p>
            <text:p>    "hasRoyalty": null,</text:p>
            <text:p>    "royaltyExpiry": null</text:p>
            <text:p>}</text:p>
          </table:table-cell>
          <table:table-cell table:style-name="ce3"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lformed Json</text:p>
          </table:table-cell>
          <table:table-cell table:style-name="ce3" office:value-type="string" calcext:value-type="string">
            <text:p>POST</text:p>
          </table:table-cell>
          <table:table-cell table:style-name="ce5" office:value-type="string" calcext:value-type="string">
            <text:p><text:a xlink:href="https://missguided.poq.io/account/login/76/F929FFBA-E071-4360-8397-621614722AA8" xlink:type="simple">https://missguided.poq.io/account/login/76/F929FFBA-E071-4360-8397-621614722AA8</text:a></text:p>
          </table:table-cell>
          <table:table-cell table:style-name="ce2" office:value-type="string" calcext:value-type="string">
            <text:p>{</text:p>
            <text:p>        "username": "stefanoricci222@gmail.com",</text:p>
            <text:p>        "isMasterCard": false,</text:p>
            <text:p>        "password": "12345678"</text:p>
            <text:p/>
          </table:table-cell>
          <table:table-cell table:style-name="ce3" office:value-type="float" office:value="400" calcext:value-type="float">
            <text:p>400</text:p>
          </table:table-cell>
          <table:table-cell table:style-name="ce2" office:value-type="string" calcext:value-type="string">
            <text:p>{</text:p>
            <text:p>    "statusCode": 500,</text:p>
            <text:p>    "message": "Internal server error",</text:p>
            <text:p>    "activityId": "6570fef9-f207-471e-a3a2-5f0662f624f6"</text:p>
            <text:p>}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g out</text:p>
          </table:table-cell>
          <table:table-cell table:style-name="ce3" office:value-type="string" calcext:value-type="string">
            <text:p>DELETE</text:p>
          </table:table-cell>
          <table:table-cell table:style-name="ce5" office:value-type="string" calcext:value-type="string">
            <text:p><text:a xlink:href="https://missguided.poq.io/wishlist/76/F929FFBA-E071-4360-8397-621614722AA8" xlink:type="simple">https://missguided.poq.io/wishlist/76/F929FFBA-E071-4360-8397-621614722AA8</text:a></text:p>
          </table:table-cell>
          <table:table-cell/>
          <table:table-cell table:style-name="ce3" office:value-type="float" office:value="200" calcext:value-type="float">
            <text:p>200</text:p>
          </table:table-cell>
          <table:table-cell table:style-name="ce2" office:value-type="string" calcext:value-type="string">
            <text:p>{</text:p>
            <text:p>    "message": null,</text:p>
            <text:p>    "errorMessage": null,</text:p>
            <text:p>    "statusCode": 200,</text:p>
            <text:p>    "success": true</text:p>
            <text:p>}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" meta:object-count="0"/>
    <meta:generator>LibreOfficeDev/6.0.5.2$Linux_X86_64 LibreOffice_project/</meta:generator>
  </office:meta>
</office:document-meta>
</file>